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271ea" officeooo:paragraph-rsid="001271e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5301" officeooo:paragraph-rsid="0014530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862e6" officeooo:paragraph-rsid="001862e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c79e2" officeooo:paragraph-rsid="001c79e2" style:font-weight-asian="normal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4pt" fo:font-weight="normal" officeooo:rsid="001df0ca" officeooo:paragraph-rsid="001df0c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20c778" officeooo:paragraph-rsid="0020c77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officeooo:rsid="0011b964" officeooo:paragraph-rsid="0011b964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a3ee4" officeooo:paragraph-rsid="001a3ee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officeooo:paragraph-rsid="001a3ee4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271ea" officeooo:paragraph-rsid="001271e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271ea" officeooo:paragraph-rsid="001271ea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60ec7" officeooo:paragraph-rsid="00160ec7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60ec7" officeooo:paragraph-rsid="0016f0ec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16f0ec" officeooo:paragraph-rsid="0016f0ec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1a3ee4" officeooo:paragraph-rsid="001a3ee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a3ee4" officeooo:paragraph-rsid="001a3ee4" style:font-weight-asian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fo:font-weight="normal" officeooo:rsid="0020c778" officeooo:paragraph-rsid="0020c778" style:font-weight-asian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2pt" fo:font-weight="normal" officeooo:rsid="0020c459" officeooo:paragraph-rsid="0020c45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0c459" officeooo:paragraph-rsid="0020c459" style:font-weight-asian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weight="normal" officeooo:rsid="001df0ca" officeooo:paragraph-rsid="001df0c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df0ca" officeooo:paragraph-rsid="001df0ca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weight="normal" officeooo:rsid="001ef041" officeooo:paragraph-rsid="001ef041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2pt" fo:font-weight="normal" officeooo:rsid="001a9b17" officeooo:paragraph-rsid="001a9b17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2pt" fo:font-weight="normal" officeooo:rsid="001c79e2" officeooo:paragraph-rsid="001c79e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c79e2" officeooo:paragraph-rsid="001c79e2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2pt" fo:font-weight="normal" officeooo:rsid="0024336c" officeooo:paragraph-rsid="0024336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4336c" officeooo:paragraph-rsid="0024336c" style:font-weight-asian="normal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fo:font-size="12pt" fo:font-weight="normal" officeooo:rsid="00277d64" officeooo:paragraph-rsid="00277d6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77d64" officeooo:paragraph-rsid="00277d64" style:font-weight-asian="normal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fo:font-size="12pt" fo:font-weight="normal" officeooo:rsid="002c24fe" officeooo:paragraph-rsid="002c24f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c24fe" officeooo:paragraph-rsid="002c24f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d8d53" officeooo:paragraph-rsid="002d8d53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d99be" officeooo:paragraph-rsid="002d99be" style:font-weight-asian="normal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2pt" fo:font-weight="normal" officeooo:rsid="00338e79" officeooo:paragraph-rsid="00338e7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38e79" officeooo:paragraph-rsid="00338e79" style:font-weight-asian="normal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fo:font-size="12pt" officeooo:paragraph-rsid="0020c459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16f0ec"/>
    </style:style>
    <style:style style:name="P38" style:family="paragraph" style:parent-style-name="Standard">
      <style:paragraph-properties fo:text-align="start" style:justify-single-word="false"/>
      <style:text-properties officeooo:paragraph-rsid="001a3ee4"/>
    </style:style>
    <style:style style:name="P39" style:family="paragraph" style:parent-style-name="Standard" style:list-style-name="L12">
      <style:paragraph-properties fo:text-align="start" style:justify-single-word="false"/>
      <style:text-properties officeooo:paragraph-rsid="002dd56b"/>
    </style:style>
    <style:style style:name="P40" style:family="paragraph" style:parent-style-name="Standard">
      <style:paragraph-properties fo:text-align="start" style:justify-single-word="false"/>
      <style:text-properties officeooo:paragraph-rsid="00316b99"/>
    </style:style>
    <style:style style:name="P41" style:family="paragraph" style:parent-style-name="Standard" style:list-style-name="L13">
      <style:paragraph-properties fo:text-align="start" style:justify-single-word="false"/>
      <style:text-properties officeooo:paragraph-rsid="00316b99"/>
    </style:style>
    <style:style style:name="P42" style:family="paragraph" style:parent-style-name="Standard" style:list-style-name="L14">
      <style:paragraph-properties fo:text-align="start" style:justify-single-word="false"/>
      <style:text-properties officeooo:paragraph-rsid="003327b2"/>
    </style:style>
    <style:style style:name="P43" style:family="paragraph" style:parent-style-name="Standard" style:list-style-name="L14">
      <style:paragraph-properties fo:text-align="start" style:justify-single-word="false"/>
      <style:text-properties officeooo:paragraph-rsid="00338e79"/>
    </style:style>
    <style:style style:name="P44" style:family="paragraph" style:parent-style-name="Standard" style:list-style-name="L2">
      <style:paragraph-properties fo:text-align="start" style:justify-single-word="false"/>
      <style:text-properties officeooo:rsid="001862e6" officeooo:paragraph-rsid="001862e6"/>
    </style:style>
    <style:style style:name="P45" style:family="paragraph" style:parent-style-name="Standard">
      <style:paragraph-properties fo:text-align="start" style:justify-single-word="false"/>
      <style:text-properties officeooo:rsid="001862e6" officeooo:paragraph-rsid="001862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f0ec"/>
    </style:style>
    <style:style style:name="T3" style:family="text">
      <style:text-properties fo:font-size="12pt" fo:font-weight="normal" style:font-weight-asian="normal" style:font-weight-complex="normal"/>
    </style:style>
    <style:style style:name="T4" style:family="text">
      <style:text-properties fo:font-size="12pt" fo:font-weight="normal" officeooo:rsid="0016f0ec" style:font-weight-asian="normal" style:font-weight-complex="normal"/>
    </style:style>
    <style:style style:name="T5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 fo:font-style="normal" fo:font-weight="normal" officeooo:rsid="002c24fe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officeooo:rsid="002d6f17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fo:font-weight="normal" officeooo:rsid="002d8d53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fo:font-weight="normal" officeooo:rsid="002d99be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normal" officeooo:rsid="00316b99" style:font-style-asian="normal" style:font-weight-asian="normal" style:font-style-complex="normal" style:font-weight-complex="normal"/>
    </style:style>
    <style:style style:name="T11" style:family="text">
      <style:text-properties fo:font-size="12pt" fo:font-style="normal" fo:font-weight="normal" officeooo:rsid="003327b2" style:font-style-asian="normal" style:font-weight-asian="normal" style:font-style-complex="normal" style:font-weight-complex="normal"/>
    </style:style>
    <style:style style:name="T12" style:family="text">
      <style:text-properties fo:font-size="12pt" fo:font-style="italic" fo:font-weight="bold" officeooo:rsid="003327b2" style:font-style-asian="italic" style:font-weight-asian="bold" style:font-style-complex="italic" style:font-weight-complex="bold"/>
    </style:style>
    <style:style style:name="T13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c79e2" style:font-style-asian="normal" style:font-style-complex="normal"/>
    </style:style>
    <style:style style:name="T16" style:family="text">
      <style:text-properties fo:font-style="normal" officeooo:rsid="00338e79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a3ee4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officeooo:rsid="0020c459" style:font-style-asian="normal" style:font-weight-asian="normal" style:font-style-complex="normal" style:font-weight-complex="normal"/>
    </style:style>
    <style:style style:name="T20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14pt" fo:font-style="normal" fo:font-weight="bold" officeooo:rsid="002d99be" style:font-style-asian="normal" style:font-weight-asian="bold" style:font-style-complex="normal" style:font-weight-complex="bold"/>
    </style:style>
    <style:style style:name="T22" style:family="text">
      <style:text-properties fo:font-size="16pt" fo:font-style="normal" fo:font-weight="bold" officeooo:rsid="001a3ee4" style:font-style-asian="normal" style:font-weight-asian="bold" style:font-style-complex="normal" style:font-weight-complex="bold"/>
    </style:style>
    <style:style style:name="T23" style:family="text">
      <style:text-properties fo:font-size="16pt" fo:font-style="normal" fo:font-weight="bold" officeooo:rsid="0020c459" style:font-style-asian="normal" style:font-weight-asian="bold" style:font-style-complex="normal" style:font-weight-complex="bold"/>
    </style:style>
    <style:style style:name="T24" style:family="text">
      <style:text-properties officeooo:rsid="003327b2"/>
    </style:style>
    <style:style style:name="T25" style:family="text">
      <style:text-properties officeooo:rsid="00338e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ails - External API</text:p>
      <text:p text:style-name="P7"/>
      <text:p text:style-name="P1">Finding A Company's API</text:p>
      <text:list xml:id="list832132902" text:style-name="L1">
        <text:list-item>
          <text:p text:style-name="P10">Google LOL. "CompanyX API docs"</text:p>
        </text:list-item>
      </text:list>
      <text:p text:style-name="P11"/>
      <text:p text:style-name="P2">Steps In Using APIs</text:p>
      <text:list xml:id="list1855257403" text:style-name="L2">
        <text:list-item>
          <text:p text:style-name="P12">Register yourself and your application with the API provider.</text:p>
          <text:list>
            <text:list-item>
              <text:p text:style-name="P12">This is so they can monitor your usage and charge you for any overages past their free tier, if applicable.</text:p>
            </text:list-item>
          </text:list>
        </text:list-item>
        <text:list-item>
          <text:p text:style-name="P13">Receive an <text:span text:style-name="T1">API key</text:span> from the API provider. This key is used to uniquely identify your application and your requests to the API provider.</text:p>
          <text:list>
            <text:list-item>
              <text:p text:style-name="P13"><text:span text:style-name="T2">It works similarly to session cookies, where they are sent with every requst.</text:span></text:p>
            </text:list-item>
          </text:list>
        </text:list-item>
        <text:list-item>
          <text:p text:style-name="P14">You will also typically get a 'secret key' that will be required for more secure APIs. This key is sued to generate a cryptographic token that authenticates any requests that you make.</text:p>
          <text:list>
            <text:list-item>
              <text:p text:style-name="P37"><text:span text:style-name="T4">This key should be kept private and should not be included in any Git repo.</text:span></text:p>
            </text:list-item>
            <text:list-item>
              <text:p text:style-name="P44"><text:span text:style-name="T4">U</text:span><text:span text:style-name="T3">se the </text:span><text:span text:style-name="T13">figaro</text:span><text:span text:style-name="T5"> gem or environment variables to put the key on the server rather than hardcoding in the key.</text:span></text:p>
            </text:list-item>
          </text:list>
        </text:list-item>
      </text:list>
      <text:p text:style-name="P45"><text:span text:style-name="T5"/></text:p>
      <text:p text:style-name="P3"><text:span text:style-name="T14">API Rates and Security Tokens</text:span></text:p>
      <text:list xml:id="list3296092312" text:style-name="L3">
        <text:list-item>
          <text:p text:style-name="P15"><text:span text:style-name="T14">Different APIs will require different types of 'security clearance' for different requests.</text:span></text:p>
          <text:list>
            <text:list-item>
              <text:p text:style-name="P15"><text:span text:style-name="T14">Some APIs like Twitter's API allow you to make unauthenticated GET requests from a browser tool or the CLI.</text:span></text:p>
              <text:list>
                <text:list-item>
                  <text:p text:style-name="P15"><text:span text:style-name="T14">These are usually rate limited to incentivize you to sign up.</text:span></text:p>
                </text:list-item>
              </text:list>
              <text:p text:style-name="P15"><text:span text:style-name="T14"/></text:p>
            </text:list-item>
            <text:list-item>
              <text:p text:style-name="P15"><text:span text:style-name="T14">The next layer is making requests which includes an API key.</text:span></text:p>
              <text:list>
                <text:list-item>
                  <text:p text:style-name="P15"><text:span text:style-name="T14">These are fairly common and are limited by the API's pricing tiers.</text:span></text:p>
                  <text:p text:style-name="P15"><text:span text:style-name="T14"/></text:p>
                </text:list-item>
              </text:list>
            </text:list-item>
            <text:list-item>
              <text:p text:style-name="P15"><text:span text:style-name="T14">Requests for more sensitive data such as specific user data or submitting/modifying/deleting data will likely require you to use a secret token during the authentication process.</text:span></text:p>
              <text:list>
                <text:list-item>
                  <text:p text:style-name="P15"><text:span text:style-name="T14">Rates for these requests are subject to pricing tiers.</text:span></text:p>
                  <text:p text:style-name="P15"><text:span text:style-name="T14"/></text:p>
                </text:list-item>
              </text:list>
            </text:list-item>
            <text:list-item>
              <text:p text:style-name="P15"><text:span text:style-name="T14">Requests that are made on behalf of the user can be made with the user's permission. This type of request will typically result in a large amount of requests over a large database. These requests are made typically with the OAuth protocol.</text:span></text:p>
              <text:list>
                <text:list-item>
                  <text:p text:style-name="P15"><text:span text:style-name="T14">These requests are more advantageous as they are covered in a per-user bucket.</text:span></text:p>
                </text:list-item>
              </text:list>
            </text:list-item>
          </text:list>
        </text:list-item>
      </text:list>
      <text:p text:style-name="P16"><text:span text:style-name="T14"/></text:p>
      <text:p text:style-name="P8"><text:span text:style-name="T14">Versions</text:span></text:p>
      <text:list xml:id="list4264591610" text:style-name="L4">
        <text:list-item>
          <text:p text:style-name="P23"><text:span text:style-name="T14">Companies usually have several </text:span><text:span text:style-name="T15">versions of their APIs which they support. As they add more features, they update their APIs while maintaining legacy versions for compatibility.</text:span></text:p>
          <text:list>
            <text:list-item>
              <text:p text:style-name="P24"><text:span text:style-name="T14">Usually, it's best to go with the latest version, unless there is a special need.</text:span></text:p>
              <text:p text:style-name="P24"><text:span text:style-name="T14"/></text:p>
            </text:list-item>
          </text:list>
        </text:list-item>
        <text:list-item>
          <text:p text:style-name="P24"><text:span text:style-name="T14">Keep in mind the version of the documentation of the API.</text:span></text:p>
        </text:list-item>
      </text:list>
      <text:p text:style-name="P25"><text:span text:style-name="T14"/></text:p>
      <text:p text:style-name="P4"><text:span text:style-name="T14"/></text:p>
      <text:p text:style-name="P9"><text:span text:style-name="T18">RESTful APIs</text:span></text:p>
      <text:list xml:id="list3692250434" text:style-name="L5">
        <text:list-item>
          <text:p text:style-name="P20"><text:span text:style-name="T14">APIs should be set up in a RESTful way (HTTP methods [GET/POST/PUT/PATCH/DELETE] requests will retrieve resources as expected.</text:span></text:p>
        </text:list-item>
      </text:list>
      <text:p text:style-name="P21"><text:soft-page-break/><text:span text:style-name="T14"/></text:p>
      <text:list xml:id="list182803531851206" text:continue-numbering="true" text:style-name="L5">
        <text:list-item>
          <text:p text:style-name="P20"><text:span text:style-name="T14">RESTful APIs helps maintain a semblance of order and you can expect results that typically follow with the used HTTP verb.</text:span></text:p>
          <text:list>
            <text:list-item>
              <text:p text:style-name="P22"><text:span text:style-name="T14">Example: RESTful API Design</text:span></text:p>
              <text:list>
                <text:list-item>
                  <text:p text:style-name="P22"><text:span text:style-name="T14">Using a GET request to a RESTful API to 'users#index' should return a JSON or XML object filled with users.</text:span></text:p>
                </text:list-item>
              </text:list>
            </text:list-item>
          </text:list>
          <text:p text:style-name="P5"><text:span text:style-name="T14"/></text:p>
        </text:list-item>
      </text:list>
      <text:p text:style-name="P38"><text:span text:style-name="T22">O</text:span><text:span text:style-name="T23">A</text:span><text:span text:style-name="T22">uth and Login via API</text:span></text:p>
      <text:list xml:id="list2369842353" text:style-name="L6">
        <text:list-item>
          <text:p text:style-name="P36"><text:span text:style-name="T19">OAuth is the service behind allowing users to login via other applications such as Facebook, Twitter, Github, Google, etc..</text:span></text:p>
          <text:list>
            <text:list-item>
              <text:p text:style-name="P18"><text:span text:style-name="T14">This service creates a new account for your application by getting authentication through another service without providing a new password.</text:span></text:p>
              <text:p text:style-name="P18"><text:span text:style-name="T14"/></text:p>
            </text:list-item>
          </text:list>
        </text:list-item>
        <text:list-item>
          <text:p text:style-name="P18"><text:span text:style-name="T14">OAuth acts as a intermediary bewteen the user and the application so the user won't need to give their password to your application.</text:span></text:p>
          <text:list>
            <text:list-item>
              <text:p text:style-name="P17"><text:span text:style-name="T14">As long as they trust the external site such as Facebook, their password will not be exposed in your application, thus securing their password.</text:span></text:p>
            </text:list-item>
          </text:list>
        </text:list-item>
      </text:list>
      <text:p text:style-name="P19"><text:span text:style-name="T14"/></text:p>
      <text:list xml:id="list182802041276403" text:continue-numbering="true" text:style-name="L6">
        <text:list-item>
          <text:p text:style-name="P17"><text:span text:style-name="T14">OAuth has two good use cases: Logging in the user with an external site and making requests for or submissions of data on the User's behalf.</text:span></text:p>
        </text:list-item>
      </text:list>
      <text:p text:style-name="P6"><text:span text:style-name="T14"/></text:p>
      <text:p text:style-name="P6"><text:span text:style-name="T14"><text:tab/></text:span><text:span text:style-name="T17">How OAuth Works</text:span></text:p>
      <text:list xml:id="list3280304813" text:style-name="L8">
        <text:list-item>
          <text:p text:style-name="P26"><text:span text:style-name="T14">The user gets redirected to Facebook's website to sign in, where they authorize you to use some of their data.</text:span></text:p>
        </text:list-item>
        <text:list-item>
          <text:p text:style-name="P26"><text:span text:style-name="T14">Facebook then calls you back (requests a URL of your choosing with the proper data) and gives you a special access token for that user.</text:span></text:p>
        </text:list-item>
        <text:list-item>
          <text:p text:style-name="P26"><text:span text:style-name="T14">You can then use that token to get any additional data that the user has authorized you to access (name, email, gender, etc..)</text:span></text:p>
        </text:list-item>
        <text:list-item>
          <text:p text:style-name="P26"><text:span text:style-name="T14">The token gives you access to whatever permission Facebook and the user authorizes you to such as: getting user's friends, posting on timeline, 'liking' something.</text:span></text:p>
        </text:list-item>
      </text:list>
      <text:p text:style-name="P27"><text:span text:style-name="T14"/></text:p>
      <text:p text:style-name="P27"><text:span text:style-name="T14"><text:tab/></text:span><text:span text:style-name="T20">Restriction</text:span></text:p>
      <text:list xml:id="list398511477" text:style-name="L9">
        <text:list-item>
          <text:p text:style-name="P28"><text:span text:style-name="T14">Every API will have some sort of Terms Of Usage which states what you're able to do with the data you gather.</text:span></text:p>
          <text:list>
            <text:list-item>
              <text:p text:style-name="P28"><text:span text:style-name="T14">Some common restrictions are preventing spammy behavior and storing their data for your own database (harvesting).</text:span></text:p>
            </text:list-item>
          </text:list>
        </text:list-item>
        <text:list-item>
          <text:p text:style-name="P28"><text:span text:style-name="T14">Essentially, anything that will hurt the user's experience or harvesting data would not be permitted.</text:span></text:p>
        </text:list-item>
      </text:list>
      <text:p text:style-name="P29"><text:span text:style-name="T14"/></text:p>
      <text:list xml:id="list182803086872838" text:continue-numbering="true" text:style-name="L9">
        <text:list-item>
          <text:p text:style-name="P28"><text:span text:style-name="T14">Using someone's API also gives them leverage over your application as they can restrict your access or charge additional fees if your application becomes popular. It's a risk.</text:span></text:p>
        </text:list-item>
      </text:list>
      <text:p text:style-name="P27"><text:span text:style-name="T20"/></text:p>
      <text:p text:style-name="P27"><text:span text:style-name="T20"><text:tab/>OAuth 2.0 Basics</text:span></text:p>
      <text:list xml:id="list1064819355" text:style-name="L10">
        <text:list-item>
          <text:p text:style-name="P30"><text:span text:style-name="T14">User accesses your app and logs in via 'Login with Facebook' Option</text:span></text:p>
        </text:list-item>
        <text:list-item>
          <text:p text:style-name="P30"><text:span text:style-name="T14">User is redirected to a Facebook page asking to review the permissions you are asking and asks them to sign in.</text:span></text:p>
        </text:list-item>
      </text:list>
      <text:p text:style-name="P31"><text:span text:style-name="T14"/></text:p>
      <text:p text:style-name="P40"><text:soft-page-break/><text:span text:style-name="T9"><text:tab/></text:span><text:span text:style-name="T21">Steps of OAuth 2.0</text:span></text:p>
      <text:p text:style-name="P40"><text:span text:style-name="T21"/></text:p>
      <text:list xml:id="list1273366114" text:style-name="L13">
        <text:list-item>
          <text:p text:style-name="P41"><text:span text:style-name="T6">The URI will tell Facebook what application is sending the request as well as the URI which Facebook should send the response back to.</text:span></text:p>
        </text:list-item>
      </text:list>
      <text:list xml:id="list785133609" text:style-name="L12">
        <text:list-header>
          <text:p text:style-name="P39"><text:span text:style-name="T6"/></text:p>
        </text:list-header>
        <text:list-item>
          <text:p text:style-name="P39"><text:span text:style-name="T6">User permits you to see their email address and post to their timeline after signing in to their Facebook account.</text:span></text:p>
          <text:p text:style-name="P39"><text:span text:style-name="T6"/></text:p>
        </text:list-item>
        <text:list-item>
          <text:p text:style-name="P39"><text:span text:style-name="T6">Facebook will then create an authorization code and send it back to your application's callback URI.</text:span></text:p>
          <text:p text:style-name="P39"><text:span text:style-name="T6"/></text:p>
        </text:list-item>
        <text:list-item>
          <text:p text:style-name="P39"><text:span text:style-name="T6">The user waits while your application is requesting required information with the authorization code</text:span><text:span text:style-name="T7">.</text:span></text:p>
          <text:list>
            <text:list-item>
              <text:p text:style-name="P39"><text:span text:style-name="T7">Facebook checks to make sure your application is the same as the one the user authroized, then POSTs back a unique authentication token for the user (expires: 90 days typically)</text:span><text:span text:style-name="T8">, and the data that is requested.</text:span></text:p>
              <text:p text:style-name="P39"><text:span text:style-name="T8"/></text:p>
            </text:list-item>
          </text:list>
        </text:list-item>
        <text:list-item>
          <text:p text:style-name="P39"><text:span text:style-name="T8">Your application stores the user's unique token in your database and uses it whenver you make any more subsequent requests on the user's behalf.</text:span></text:p>
        </text:list-item>
      </text:list>
      <text:p text:style-name="P32"><text:span text:style-name="T14"/></text:p>
      <text:p text:style-name="P33"><text:span text:style-name="T14"><text:tab/></text:span><text:span text:style-name="T20">Implementing OAuth2.0 in Rails</text:span></text:p>
      <text:list xml:id="list3448289285" text:style-name="L14">
        <text:list-item>
          <text:p text:style-name="P42"><text:span text:style-name="T10">T</text:span><text:span text:style-name="T11">here is a generic OAuth gem called </text:span><text:span text:style-name="T12">omniauth</text:span><text:span text:style-name="T11"> (docs: </text:span><text:a xlink:type="simple" xlink:href="https://github.com/omniauth/omniauth" text:style-name="Internet_20_link" text:visited-style-name="Visited_20_Internet_20_Link"><text:span text:style-name="T11">github docs</text:span></text:a><text:span text:style-name="T24">)</text:span></text:p>
        </text:list-item>
        <text:list-item>
          <text:p text:style-name="P43"><text:span text:style-name="T25">There is a separate gem which provides specific authentication strategies for every major API. (list: </text:span><text:a xlink:type="simple" xlink:href="https://github.com/omniauth/omniauth/wiki/List-of-Strategies" text:style-name="Internet_20_link" text:visited-style-name="Visited_20_Internet_20_Link"><text:span text:style-name="T25">authentication strategies</text:span></text:a><text:span text:style-name="T25">)</text:span></text:p>
        </text:list-item>
      </text:list>
      <text:p text:style-name="P32"><text:span text:style-name="T14"/></text:p>
      <text:p text:style-name="P8"><text:span text:style-name="T16">Software Development Kit (</text:span><text:span text:style-name="T14">SDK</text:span><text:span text:style-name="T16">)</text:span></text:p>
      <text:list xml:id="list3711616226" text:style-name="L7">
        <text:list-item>
          <text:p text:style-name="P34"><text:span text:style-name="T14">Some companies provide SDKs in addition to or instead of an API.</text:span></text:p>
        </text:list-item>
        <text:list-item>
          <text:p text:style-name="P34"><text:span text:style-name="T14">SDKs are usually Javascript libraries that contain all the code necessary to access their APIs.</text:span></text:p>
          <text:list>
            <text:list-item>
              <text:p text:style-name="P34"><text:span text:style-name="T14">This is useful because you can then access the API with simple Javascript methods instead of writing your own access methods.</text:span></text:p>
            </text:list-item>
          </text:list>
        </text:list-item>
      </text:list>
      <text:p text:style-name="P35"><text:span text:style-name="T14"/></text:p>
      <text:list xml:id="list182803341625613" text:continue-numbering="true" text:style-name="L7">
        <text:list-item>
          <text:p text:style-name="P34"><text:span text:style-name="T14">The downsides of using SDKs is that it forces you to use their convention for everything related to their APIs and expands your codebase.</text:span></text:p>
        </text:list-item>
      </text:list>
      <text:p text:style-name="P35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74" meta:word-count="1066" meta:character-count="6032" meta:non-whitespace-character-count="5086"/>
  </office:meta>
</office:document-meta>
</file>